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textarea-horizontal-align="center" draw:textarea-vertical-align="bottom" fo:padding-bottom="0.508cm" draw:shadow="hidden"/>
    </style:style>
    <style:style style:name="gr2" style:family="graphic" style:parent-style-name="standard">
      <style:graphic-properties draw:fill="solid" draw:fill-color="#3deb3d" draw:textarea-horizontal-align="justify" draw:textarea-vertical-align="middle" draw:auto-grow-height="false" fo:min-height="0cm" fo:min-width="0cm" fo:wrap-option="no-wrap" draw:shadow="hidden"/>
    </style:style>
    <style:style style:name="gr3" style:family="graphic" style:parent-style-name="standard">
      <style:graphic-properties draw:fill="solid" draw:fill-color="#ff3333" draw:textarea-horizontal-align="justify" draw:textarea-vertical-align="middle" draw:auto-grow-height="false" fo:min-height="0cm" fo:min-width="0cm" fo:wrap-option="no-wrap" draw:shadow="hidden"/>
    </style:style>
    <style:style style:name="gr4" style:family="graphic" style:parent-style-name="standard">
      <style:graphic-properties draw:fill="solid" draw:fill-color="#e6e64c" draw:textarea-horizontal-align="center" draw:textarea-vertical-align="middle" draw:shadow="visible"/>
    </style:style>
    <style:style style:name="gr5" style:family="graphic" style:parent-style-name="standard">
      <style:graphic-properties draw:fill="solid" draw:fill-color="#3deb3d" draw:textarea-horizontal-align="center" draw:textarea-vertical-align="middle" draw:shadow="hidden"/>
    </style:style>
    <style:style style:name="gr6" style:family="graphic" style:parent-style-name="standard">
      <style:graphic-properties draw:fill="solid" draw:fill-color="#ff3333" draw:textarea-horizontal-align="center" draw:textarea-vertical-align="middle" draw:shadow="hidden"/>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draw:shadow="hidden"/>
    </style:style>
    <style:style style:name="gr8"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draw:shadow="hidden"/>
    </style:style>
    <style:style style:name="gr9" style:family="graphic" style:parent-style-name="standard">
      <style:graphic-properties draw:textarea-horizontal-align="center" draw:textarea-vertical-align="bottom" fo:padding-bottom="0.38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05cm"/>
    </style:style>
    <style:style style:name="gr11" style:family="graphic" style:parent-style-name="standard">
      <style:graphic-properties svg:stroke-width="0.051cm" draw:marker-start="" draw:marker-start-width="0.381cm" draw:marker-end="Arrow_20_concave" draw:marker-end-width="0.381cm" draw:textarea-horizontal-align="center" draw:textarea-vertical-align="middle" fo:padding-top="0.15cm" fo:padding-bottom="0.15cm" fo:padding-left="0.275cm" fo:padding-right="0.275cm" draw:shadow-offset-x="0.305cm" draw:shadow-offset-y="0.305cm"/>
    </style:style>
    <style:style style:name="gr12"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Liberation Mono'" style:font-family-generic="modern" style:font-pitch="fixed" fo:font-size="12pt" style:font-size-asian="12pt" style:font-size-complex="12pt"/>
    </style:style>
    <style:style style:name="P3" style:family="paragraph">
      <style:paragraph-properties fo:text-align="center"/>
      <style:text-properties fo:font-family="'Liberation Mono'" style:font-family-generic="modern" style:font-pitch="fixed" fo:font-size="8pt" style:font-size-asian="8pt" style:font-size-complex="8pt"/>
    </style:style>
    <style:style style:name="P4" style:family="paragraph">
      <style:text-properties fo:font-family="'Liberation Mono'" style:font-family-generic="modern" style:font-pitch="fixed" fo:font-size="8pt" style:font-size-asian="8pt" style:font-size-complex="8pt"/>
    </style:style>
    <style:style style:name="T1" style:family="text">
      <style:text-properties fo:font-family="'Liberation Mono'" style:font-family-generic="modern" style:font-pitch="fixed" fo:font-size="12pt" style:font-size-asian="12pt" style:font-size-complex="12pt"/>
    </style:style>
    <style:style style:name="T2" style:family="text">
      <style:text-properties fo:font-family="'Liberation Mono'" style:font-family-generic="modern" style:font-pitch="fixed"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9.232cm" svg:height="6.155cm" svg:x="2.954cm" svg:y="14.53cm">
          <text:p text:style-name="P1"><text:span text:style-name="T1">Hypervisor</text:span></text:p>
        </draw:rect>
        <draw:custom-shape draw:style-name="gr2" draw:text-style-name="P2" xml:id="id7" draw:id="id7" draw:layer="layout" svg:width="4.397cm" svg:height="3.077cm" svg:x="1.635cm" svg:y="9.255cm">
          <text:p text:style-name="P1"><text:span text:style-name="T1">Network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4.396cm" svg:height="3.077cm" svg:x="8.669cm" svg:y="9.255cm">
          <text:p text:style-name="P1"><text:span text:style-name="T1">Network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 draw:text-style-name="P2" draw:layer="layout" svg:width="2.638cm" svg:height="1.758cm" svg:x="3.394cm" svg:y="17.608cm">
          <text:p text:style-name="P1"><text:span text:style-name="T1">Instance</text:span></text:p>
        </draw:rect>
        <draw:rect draw:style-name="gr4" draw:text-style-name="P2" draw:layer="layout" svg:width="2.638cm" svg:height="1.758cm" svg:x="9.109cm" svg:y="17.608cm">
          <text:p text:style-name="P1"><text:span text:style-name="T1">Instance</text:span></text:p>
        </draw:rect>
        <draw:rect draw:style-name="gr5" draw:text-style-name="P2" xml:id="id2" draw:id="id2" draw:layer="layout" svg:width="2.638cm" svg:height="0.439cm" svg:x="3.833cm" svg:y="15.41cm">
          <text:p text:style-name="P1"><text:span text:style-name="T1">br0</text:span></text:p>
        </draw:rect>
        <draw:rect draw:style-name="gr6" draw:text-style-name="P2" xml:id="id4" draw:id="id4" draw:layer="layout" svg:width="2.637cm" svg:height="0.44cm" svg:x="8.68cm" svg:y="15.41cm">
          <text:p text:style-name="P1"><text:span text:style-name="T1">br1</text:span></text:p>
        </draw:rect>
        <draw:rect draw:style-name="gr5" draw:text-style-name="P3" xml:id="id1" draw:id="id1" draw:layer="layout" svg:width="0.81cm" svg:height="0.44cm" svg:x="3.463cm" svg:y="17.677cm">
          <text:p text:style-name="P1"><text:span text:style-name="T2">vif0</text:span></text:p>
        </draw:rect>
        <draw:rect draw:style-name="gr6" draw:text-style-name="P3" xml:id="id3" draw:id="id3" draw:layer="layout" svg:width="0.81cm" svg:height="0.439cm" svg:x="5.125cm" svg:y="17.678cm">
          <text:p text:style-name="P1"><text:span text:style-name="T2">vif1</text:span></text:p>
        </draw:rect>
        <draw:rect draw:style-name="gr5" draw:text-style-name="P3" xml:id="id5" draw:id="id5" draw:layer="layout" svg:width="0.81cm" svg:height="0.44cm" svg:x="9.209cm" svg:y="17.677cm">
          <text:p text:style-name="P1"><text:span text:style-name="T2">vif0</text:span></text:p>
        </draw:rect>
        <draw:rect draw:style-name="gr6" draw:text-style-name="P3" xml:id="id6" draw:id="id6" draw:layer="layout" svg:width="0.81cm" svg:height="0.439cm" svg:x="10.871cm" svg:y="17.678cm">
          <text:p text:style-name="P1"><text:span text:style-name="T2">vif1</text:span></text:p>
        </draw:rect>
        <draw:connector draw:style-name="gr7" draw:text-style-name="P1" draw:layer="layout" draw:type="curve" svg:x1="3.868cm" svg:y1="17.677cm" svg:x2="5.152cm" svg:y2="15.849cm" draw:start-shape="id1" draw:start-glue-point="0" draw:end-shape="id2" draw:end-glue-point="2" svg:d="m3868 17677c0-1371 1284-457 1284-1828">
          <text:p/>
        </draw:connector>
        <draw:connector draw:style-name="gr8" draw:text-style-name="P1" draw:layer="layout" draw:type="curve" svg:x1="5.53cm" svg:y1="17.678cm" svg:x2="9.998cm" svg:y2="15.85cm" draw:start-shape="id3" draw:start-glue-point="0" draw:end-shape="id4" draw:end-glue-point="2" svg:d="m5530 17678c0-1371 4468-457 4468-1828">
          <text:p/>
        </draw:connector>
        <draw:connector draw:style-name="gr7" draw:text-style-name="P1" draw:layer="layout" draw:type="curve" svg:x1="9.614cm" svg:y1="17.677cm" svg:x2="5.152cm" svg:y2="15.849cm" draw:start-shape="id5" draw:start-glue-point="0" draw:end-shape="id2" svg:d="m9614 17677c0-1371-4462-457-4462-1828">
          <text:p/>
        </draw:connector>
        <draw:connector draw:style-name="gr8" draw:text-style-name="P1" draw:layer="layout" draw:type="curve" svg:x1="11.276cm" svg:y1="17.678cm" svg:x2="9.998cm" svg:y2="15.85cm" draw:start-shape="id6" draw:start-glue-point="0" draw:end-shape="id4" draw:end-glue-point="2" svg:d="m11276 17678c0-1371-1278-457-1278-1828">
          <text:p/>
        </draw:connector>
        <draw:connector draw:style-name="gr7" draw:text-style-name="P1" draw:layer="layout" draw:type="curve" svg:x1="5.152cm" svg:y1="15.41cm" svg:x2="3.833cm" svg:y2="12.332cm" draw:start-shape="id2" draw:start-glue-point="0" draw:end-shape="id7" svg:d="m5152 15410c0-2308-1319-770-1319-3078">
          <text:p/>
        </draw:connector>
        <draw:connector draw:style-name="gr8" draw:text-style-name="P1" draw:layer="layout" draw:type="curve" svg:x1="9.998cm" svg:y1="15.41cm" svg:x2="10.867cm" svg:y2="12.332cm" draw:start-shape="id4" draw:start-glue-point="0" draw:end-shape="id8" svg:d="m9998 15410c0-2308 869-770 869-3078">
          <text:p/>
        </draw:connector>
        <draw:rect draw:style-name="gr9" draw:text-style-name="P2" xml:id="id14" draw:id="id14" draw:layer="layout" svg:width="4.445cm" svg:height="3.175cm" svg:x="13.076cm" svg:y="13.689cm">
          <text:p text:style-name="P1"><text:span text:style-name="T1">nova-network</text:span></text:p>
        </draw:rect>
        <draw:connector draw:style-name="gr7" draw:text-style-name="P1" draw:layer="layout" draw:type="curve" svg:x1="5.153cm" svg:y1="15.41cm" svg:x2="3.834cm" svg:y2="12.332cm" svg:d="m5153 15410c0-2308-1319-770-1319-3078">
          <text:p/>
        </draw:connector>
        <draw:connector draw:style-name="gr7" draw:text-style-name="P1" draw:layer="layout" draw:type="curve" svg:x1="5.153cm" svg:y1="15.41cm" svg:x2="3.834cm" svg:y2="12.332cm" svg:d="m5153 15410c0-2308-1319-770-1319-3078">
          <text:p/>
        </draw:connector>
        <draw:rect draw:style-name="gr5" draw:text-style-name="P3" xml:id="id9" draw:id="id9" draw:layer="layout" svg:width="1.805cm" svg:height="0.535cm" svg:x="13.165cm" svg:y="13.8cm">
          <text:p text:style-name="P1"><text:span text:style-name="T2">br0</text:span></text:p>
        </draw:rect>
        <draw:rect draw:style-name="gr6" draw:text-style-name="P3" xml:id="id10" draw:id="id10" draw:layer="layout" svg:width="1.805cm" svg:height="0.535cm" svg:x="15.605cm" svg:y="13.8cm">
          <text:p text:style-name="P1"><text:span text:style-name="T2">br1</text:span></text:p>
        </draw:rect>
        <draw:connector draw:style-name="gr7" draw:text-style-name="P1" draw:layer="layout" draw:type="curve" svg:x1="14.067cm" svg:y1="13.8cm" svg:x2="3.835cm" svg:y2="12.332cm" draw:start-shape="id9" draw:start-glue-point="0" svg:d="m14067 13800c0-1476-10232-742-10232-1468">
          <text:p/>
        </draw:connector>
        <draw:connector draw:style-name="gr8" draw:text-style-name="P1" draw:layer="layout" draw:type="curve" svg:x1="16.507cm" svg:y1="13.8cm" svg:x2="10.868cm" svg:y2="12.332cm" draw:start-shape="id10" draw:start-glue-point="0" svg:d="m16507 13800c0-1476-5639-742-5639-1468">
          <text:p/>
        </draw:connector>
        <draw:frame draw:style-name="gr10" draw:text-style-name="P4" xml:id="id11" draw:id="id11" draw:layer="layout" svg:width="2.338cm" svg:height="1.217cm" svg:x="12.909cm" svg:y="14.901cm">
          <draw:text-box>
            <text:p><text:span text:style-name="T2">dnsmask</text:span></text:p>
            <text:p><text:span text:style-name="T2">radvd</text:span></text:p>
            <text:p><text:span text:style-name="T2">iptables</text:span></text:p>
          </draw:text-box>
        </draw:frame>
        <draw:frame draw:style-name="gr10" draw:text-style-name="P4" xml:id="id12" draw:id="id12" draw:layer="layout" svg:width="1.974cm" svg:height="1.217cm" svg:x="15.522cm" svg:y="14.924cm">
          <draw:text-box>
            <text:p><text:span text:style-name="T2">dnsmask</text:span></text:p>
            <text:p><text:span text:style-name="T2">radvd</text:span></text:p>
            <text:p><text:span text:style-name="T2">iptables</text:span></text:p>
          </draw:text-box>
        </draw:frame>
        <draw:connector draw:style-name="gr11" draw:text-style-name="P1" draw:layer="layout" draw:type="line" svg:x1="14.078cm" svg:y1="14.901cm" svg:x2="14.067cm" svg:y2="14.335cm" draw:start-shape="id11" draw:start-glue-point="0" draw:end-shape="id9" draw:end-glue-point="2" svg:d="m14078 14901-11-566">
          <text:p/>
        </draw:connector>
        <draw:connector draw:style-name="gr11" draw:text-style-name="P1" draw:layer="layout" draw:type="line" svg:x1="16.509cm" svg:y1="14.924cm" svg:x2="16.507cm" svg:y2="14.335cm" draw:start-shape="id12" draw:start-glue-point="0" draw:end-shape="id10" draw:end-glue-point="2" svg:d="m16509 14924-2-589">
          <text:p/>
        </draw:connector>
        <draw:rect draw:style-name="gr9" draw:text-style-name="P2" xml:id="id13" draw:id="id13" draw:layer="layout" svg:width="4.445cm" svg:height="3.175cm" svg:x="13.065cm" svg:y="18.58cm">
          <text:p text:style-name="P1"><text:span text:style-name="T1">cloudpipe</text:span></text:p>
        </draw:rect>
        <draw:connector draw:style-name="gr12" draw:text-style-name="P1" draw:layer="layout" svg:x1="15.287cm" svg:y1="18.58cm" svg:x2="15.298cm" svg:y2="16.864cm" draw:start-shape="id13" draw:start-glue-point="0" draw:end-shape="id14" draw:end-glue-point="2" svg:d="m15287 18580v-858h11v-85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son Kölker</meta:initial-creator>
    <meta:creation-date>2011-06-16T13:20:38</meta:creation-date>
    <dc:date>2011-06-17T10:32:50</dc:date>
    <dc:creator>Jason Kölker</dc:creator>
    <meta:editing-duration>PT2H18M48S</meta:editing-duration>
    <meta:editing-cycles>7</meta:editing-cycles>
    <meta:generator>LibreOffice/3.3$Unix LibreOffice_project/330m19$Build-202</meta:generator>
    <meta:document-statistic meta:object-count="30"/>
  </office:meta>
</office:document-meta>
</file>